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Fleetwood Mac - You Make Loving Fun</text:p>
      <text:p text:style-name="Preformatted_20_Text"/>
      <text:p text:style-name="Preformatted_20_Text">Key: Bb</text:p>
      <text:p text:style-name="Preformatted_20_Text">Capo: 1st Fret</text:p>
      <text:p text:style-name="Preformatted_20_Text"/>
      <text:p text:style-name="Preformatted_20_Text">[Intro]</text:p>
      <text:p text:style-name="Preformatted_20_Text">&lt;F#m&gt;--- &lt;F#m&gt;--- <text:s text:c="4"/>.... ....</text:p>
      <text:p text:style-name="Preformatted_20_Text">&lt;E&gt;--- &lt;D&gt;--- <text:s text:c="8"/>.... ....</text:p>
      <text:p text:style-name="Preformatted_20_Text"/>
      <text:p text:style-name="Preformatted_20_Text">[Verse]</text:p>
      <text:p text:style-name="Preformatted_20_Text">&lt;F#m&gt;--- &lt;F#m&gt;--- <text:s text:c="4"/>Sweet wonderful you</text:p>
      <text:p text:style-name="Preformatted_20_Text">&lt;E&gt;--- &lt;D&gt;--- <text:s text:c="8"/>You make me happy with the things you do</text:p>
      <text:p text:style-name="Preformatted_20_Text">&lt;F#m&gt;--- &lt;F#m&gt;--- <text:s text:c="4"/>Oh, can it be so?</text:p>
      <text:p text:style-name="Preformatted_20_Text">&lt;E&gt;--- &lt;D&gt;--- <text:s text:c="8"/>This feeling follows me wherever I go</text:p>
      <text:p text:style-name="Preformatted_20_Text"/>
      <text:p text:style-name="Preformatted_20_Text">[Chorus]</text:p>
      <text:p text:style-name="Preformatted_20_Text">&lt;A&gt;--- &lt;A7&gt;--- <text:s text:c="7"/>I never did believe in miracles</text:p>
      <text:p text:style-name="Preformatted_20_Text"><text:span text:style-name="T1">&lt;F#m&gt;-</text:span> &lt;E&gt;- &lt;D&gt;--- <text:s text:c="3"/>But I've a feeling it's time to try</text:p>
      <text:p text:style-name="Preformatted_20_Text">&lt;A&gt;--- &lt;A7&gt;--- <text:s text:c="7"/>I never did believe in the ways of magic</text:p>
      <text:p text:style-name="Preformatted_20_Text">&lt;F#m&gt;- &lt;E&gt;- &lt;D&gt;--- <text:s text:c="3"/>But I'm beginning to wonder why</text:p>
      <text:p text:style-name="Preformatted_20_Text"/>
      <text:p text:style-name="Preformatted_20_Text">[Solo]</text:p>
      <text:p text:style-name="Preformatted_20_Text">&lt;F#m&gt;--- &lt;F#m&gt;--- <text:s text:c="4"/>.... ....</text:p>
      <text:p text:style-name="Preformatted_20_Text">&lt;E&gt;--- &lt;D&gt;--- <text:s text:c="8"/>.... ....</text:p>
      <text:p text:style-name="Preformatted_20_Text">&lt;F#m&gt;--- &lt;F#m&gt;--- <text:s text:c="4"/>.... ....</text:p>
      <text:p text:style-name="Preformatted_20_Text">&lt;E&gt;--- &lt;D&gt;--- <text:s text:c="8"/>.... ....</text:p>
      <text:p text:style-name="Preformatted_20_Text"/>
      <text:p text:style-name="Preformatted_20_Text">[Chorus]</text:p>
      <text:p text:style-name="Preformatted_20_Text">&lt;A&gt;--- &lt;A7&gt;--- <text:s text:c="7"/>I never did believe in miracles</text:p>
      <text:p text:style-name="Preformatted_20_Text">&lt;F#m&gt;- &lt;E&gt;- &lt;D&gt;--- <text:s text:c="3"/>But I've a feeling it's time to try</text:p>
      <text:p text:style-name="Preformatted_20_Text">&lt;A&gt;--- &lt;A7&gt;--- <text:s text:c="7"/>I never did believe in the ways of magic</text:p>
      <text:p text:style-name="Preformatted_20_Text">&lt;F#m&gt;- &lt;E&gt;- &lt;D&gt;--- <text:s text:c="3"/>But I'm beginning to wonder why</text:p>
      <text:p text:style-name="Preformatted_20_Text"/>
      <text:p text:style-name="Preformatted_20_Text">[Verse]</text:p>
      <text:p text:style-name="Preformatted_20_Text">&lt;F#m&gt;--- &lt;F#m&gt;--- <text:s text:c="4"/>Don't, don't break the spell</text:p>
      <text:p text:style-name="Preformatted_20_Text">&lt;E&gt;--- &lt;D&gt;--- <text:s text:c="8"/>It would be different <text:span text:style-name="T2">and</text:span> you know it will</text:p>
      <text:p text:style-name="Preformatted_20_Text">&lt;F#m&gt;--- &lt;F#m&gt;--- <text:s text:c="4"/>You, you make loving fun</text:p>
      <text:p text:style-name="Preformatted_20_Text">&lt;E&gt;--- &lt;D&gt;--- <text:s text:c="8"/>And I don't have to tell you but you're the only one</text:p>
      <text:p text:style-name="Preformatted_20_Text"/>
      <text:p text:style-name="Preformatted_20_Text">[Outro]</text:p>
      <text:p text:style-name="Preformatted_20_Text">&lt;A&gt;- &lt;E&gt;- &lt;D&gt;--- <text:s text:c="5"/>You make loving fun (It's all I wanna do)</text:p>
      <text:p text:style-name="Preformatted_20_Text">&lt;A&gt;- &lt;E&gt;- &lt;D&gt;--- <text:s text:c="5"/>You make loving fun (It's all I wanna do)</text:p>
      <text:p text:style-name="Preformatted_20_Text">&lt;A&gt;- &lt;E&gt;- &lt;D&gt;--- <text:s text:c="5"/>You make loving fun (It's all I wanna do)</text:p>
      <text:p text:style-name="Preformatted_20_Text">&lt;A&gt;- &lt;E&gt;- &lt;D&gt;--- <text:s text:c="5"/>You make loving fun (It's all I wanna do)</text:p>
      <text:p text:style-name="Preformatted_20_Text"/>
      <text:p text:style-name="Preformatted_20_Text">&lt;A&gt;- &lt;E&gt;- &lt;D&gt;--- <text:s text:c="5"/>.. .. .... (Fad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2T20:32:28.211827865</dc:date>
    <meta:editing-duration>PT1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7" meta:word-count="247" meta:character-count="1468" meta:non-whitespace-character-count="1109"/>
  </office:meta>
</office:document-meta>
</file>